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2277b" officeooo:paragraph-rsid="0002277b"/>
    </style:style>
    <style:style style:name="P2" style:family="paragraph" style:parent-style-name="Text_20_body" style:list-style-name="L1">
      <style:text-properties officeooo:rsid="0002277b" officeooo:paragraph-rsid="0002277b"/>
    </style:style>
    <style:style style:name="P3" style:family="paragraph" style:parent-style-name="Text_20_body" style:list-style-name="L2">
      <style:text-properties officeooo:rsid="0002277b" officeooo:paragraph-rsid="0002277b"/>
    </style:style>
    <style:style style:name="P4" style:family="paragraph" style:parent-style-name="Text_20_body" style:list-style-name="L3">
      <style:text-properties officeooo:rsid="0002277b" officeooo:paragraph-rsid="0002277b"/>
    </style:style>
    <style:style style:name="P5" style:family="paragraph" style:parent-style-name="Text_20_body" style:list-style-name="L4">
      <style:text-properties officeooo:rsid="0002277b" officeooo:paragraph-rsid="0002277b"/>
    </style:style>
    <style:style style:name="P6" style:family="paragraph" style:parent-style-name="Subtitle">
      <style:text-properties officeooo:rsid="0002277b" officeooo:paragraph-rsid="0002277b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scription de l'équipe et des rôles</text:p>
      <text:p text:style-name="P6">RNGesus – snake</text:p>
      <text:p text:style-name="P1"/>
      <text:h text:style-name="Heading_20_3" text:outline-level="3">Clément Saintier – Chef d'équipe</text:h>
      <text:list xml:id="list4664363713224737356" text:style-name="L1">
        <text:list-item>
          <text:p text:style-name="P2">Rédaction des documents à rendre.</text:p>
        </text:list-item>
        <text:list-item>
          <text:p text:style-name="P2">Gestion du groupe</text:p>
        </text:list-item>
        <text:list-item>
          <text:p text:style-name="P2">Programmation en générale</text:p>
        </text:list-item>
        <text:list-item>
          <text:p text:style-name="P2">Programmation du moteur graphique avec SDL</text:p>
        </text:list-item>
      </text:list>
      <text:h text:style-name="Heading_20_3" text:outline-level="3">Camille Feller – Programmeur</text:h>
      <text:list xml:id="list8109789663971151713" text:style-name="L2">
        <text:list-item>
          <text:p text:style-name="P3">Programmation du moteur physique</text:p>
        </text:list-item>
        <text:list-item>
          <text:p text:style-name="P3">Programmation du moteur graphique en mode console</text:p>
        </text:list-item>
      </text:list>
      <text:h text:style-name="Heading_20_3" text:outline-level="3">Marius Hinge – Programmeur </text:h>
      <text:list xml:id="list3862354227059997458" text:style-name="L3">
        <text:list-item>
          <text:p text:style-name="P4">Programmation du moteur physique</text:p>
        </text:list-item>
        <text:list-item>
          <text:p text:style-name="P4">recherche algorithmique pour l'intelligence artificielle</text:p>
        </text:list-item>
        <text:list-item>
          <text:p text:style-name="P4">graphisme (sprites)</text:p>
        </text:list-item>
      </text:list>
      <text:h text:style-name="Heading_20_3" text:outline-level="3">Aurélien Bourgeois – Programmeur </text:h>
      <text:list xml:id="list2919280941368443977" text:style-name="L4">
        <text:list-item>
          <text:p text:style-name="P5">Programmation du moteur physique</text:p>
        </text:list-item>
        <text:list-item>
          <text:p text:style-name="P5">Spécialiste des fonctions sleep et uslee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20%" fo:text-align="justify" style:justify-single-word="false" fo:text-indent="1cm" style:auto-text-indent="fals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ndarus </meta:initial-creator>
    <meta:creation-date>2016-02-29T19:40:27.122613984</meta:creation-date>
    <dc:date>2016-02-29T19:58:09.828424593</dc:date>
    <dc:creator>Sindarus </dc:creator>
    <meta:editing-duration>PT2M32S</meta:editing-duration>
    <meta:editing-cycles>1</meta:editing-cycles>
    <meta:document-statistic meta:table-count="0" meta:image-count="0" meta:object-count="0" meta:page-count="1" meta:paragraph-count="17" meta:word-count="81" meta:character-count="560" meta:non-whitespace-character-count="500"/>
    <meta:generator>LibreOffice/5.0.5.2$Linux_X86_64 LibreOffice_project/00m0$Build-2</meta:generator>
  </office:meta>
</office:document-meta>
</file>